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484d"/>
    </style:style>
    <style:style style:name="P2" style:family="paragraph" style:parent-style-name="Text_20_body">
      <style:text-properties officeooo:rsid="0014484d" officeooo:paragraph-rsid="0014484d"/>
    </style:style>
    <style:style style:name="P3" style:family="paragraph" style:parent-style-name="Text_20_body">
      <style:text-properties officeooo:paragraph-rsid="00157143"/>
    </style:style>
    <style:style style:name="P4" style:family="paragraph" style:parent-style-name="Standard">
      <style:text-properties fo:language="en" fo:country="US" officeooo:rsid="0014484d" officeooo:paragraph-rsid="0014484d"/>
    </style:style>
    <style:style style:name="P5" style:family="paragraph" style:parent-style-name="Standard">
      <style:text-properties fo:language="ru" fo:country="RU" officeooo:rsid="001815a4" officeooo:paragraph-rsid="001adc82"/>
    </style:style>
    <style:style style:name="P6" style:family="paragraph" style:parent-style-name="Standard">
      <style:text-properties officeooo:paragraph-rsid="001adc82"/>
    </style:style>
    <style:style style:name="T1" style:family="text">
      <style:text-properties officeooo:rsid="0014484d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4484d"/>
    </style:style>
    <style:style style:name="T4" style:family="text">
      <style:text-properties fo:language="ru" fo:country="RU" officeooo:rsid="00157143"/>
    </style:style>
    <style:style style:name="T5" style:family="text">
      <style:text-properties fo:language="ru" fo:country="RU" officeooo:rsid="00172f38"/>
    </style:style>
    <style:style style:name="T6" style:family="text">
      <style:text-properties fo:language="ru" fo:country="RU" officeooo:rsid="001815a4"/>
    </style:style>
    <style:style style:name="T7" style:family="text">
      <style:text-properties fo:language="ru" fo:country="RU" officeooo:rsid="001adc82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157143"/>
    </style:style>
    <style:style style:name="T10" style:family="text">
      <style:text-properties officeooo:rsid="00157143"/>
    </style:style>
    <style:style style:name="T11" style:family="text">
      <style:text-properties officeooo:rsid="001adc82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4">1. <text:span text:style-name="T2">Рекомендательные системы могут быть:</text:span></text:p>
      <text:p text:style-name="P4"><text:span text:style-name="T2"/></text:p>
      <text:p text:style-name="P1"><text:span text:style-name="T3">а) Рекомендации, подбираемые вручную (сотрудник магазина вручную заводит списки связанных товаров). </text:span></text:p>
      <text:p text:style-name="P2"><text:span text:style-name="T3">Т</text:span><text:span text:style-name="T2">ут в общем все понятно. </text:span></text:p>
      <text:p text:style-name="P1"><text:span text:style-name="T3">б) </text:span>Статические рекомендации товар-к-товару </text:p>
      <text:p text:style-name="P3"><text:span text:style-name="T4">Метод коллаборативной фильтрации</text:span><text:span text:style-name="T3">. В основе коллаборативной фильтрации товаров, как и в основе контентных систем, лежит идея о том, что интерес к определенному товару есть показатель того, что пользователю также будет интересен и другой товар (как заменяющий либо дополняющий текущий товар). </text:span><text:span text:style-name="T4">Э</text:span><text:span text:style-name="T3">то</text:span><text:span text:style-name="T4">т</text:span><text:span text:style-name="T3"> метод даёт автоматические прогнозы исходя из наколенной информации о</text:span><text:span text:style-name="T4">б</text:span><text:span text:style-name="T3"> интересах и вкусах пользователей. </text:span><text:span text:style-name="T4">Соответственно такие рекомендации подойдут для конкретных пользователей (если система определила </text:span><text:span text:style-name="T9">id </text:span><text:span text:style-name="T4">пользователя или он залогинился).</text:span><text:span text:style-name="T3"> <text:s/></text:span><text:span text:style-name="T4">Также этот метод можно использовать для выдачи рекомендаций на странице конкретного товара, показывая дополняющие или заменяющие товары. </text:span><text:span text:style-name="T5">На основе имеющихся у нас данных можно проанализировать товары часто покупаемые с конкретным товаром и показывать их на странице этих конкретных товаров.</text:span></text:p>
      <text:p text:style-name="P1"><text:span text:style-name="T1">в) </text:span>Контентные рекомендательные системы </text:p>
      <text:p text:style-name="P3"><text:span text:style-name="T10">Системы основанные на свойствах самих продуктов. Всем посетителям показываются одни и те же товары. Есть готовые решения. Например </text:span>плагин к Wordpress <text:a xlink:type="simple" xlink:href="http://wordpress.org/plugins/yet-another-related-posts-plugin/" text:style-name="Internet_20_link" text:visited-style-name="Visited_20_Internet_20_Link">Yet Another Related Posts Plugin</text:a> (YARPP) , <text:a xlink:type="simple" xlink:href="http://similar4.ru/" text:style-name="Internet_20_link" text:visited-style-name="Visited_20_Internet_20_Link">http://similar4.ru/</text:a> , <text:a xlink:type="simple" xlink:href="http://easyrec.sourceforge.net/" text:style-name="Internet_20_link" text:visited-style-name="Visited_20_Internet_20_Link">http://easyrec.sourceforge.net</text:a> .</text:p>
      <text:p text:style-name="P1"><text:span text:style-name="T1">г) </text:span>Динамические рекомендации, создаваемые на основе поведения конкретного посетителя и контекста </text:p>
      <text:p text:style-name="P6"><text:span text:style-name="T6">Подобные рекомендации можно строить с помощью методов кластеризации или опорных векторов scikit-learn на Python, </text:span><text:span text:style-name="T7">но для этого нужен рейтинг товара и больше информации о самих товарах (карточка товара). Также нам нужны следующие данные:</text:span></text:p>
      <text:p text:style-name="P6"><text:span text:style-name="T7">- </text:span>Источник трафика; если трафик пришел из поисковика – то ключевая фраза, если из рекламы – то рекламная компания</text:p>
      <text:p text:style-name="P6">- Просмотренные товарные категории, концентрация внимания (движение мыши) внутри товарных категорий, время, проведенное на каждой товарной категории</text:p>
      <text:p text:style-name="P6">- Просмотренные карточки товаров, концентрация внимания (движение мыши) внутри карточки товара, время, проведенное на каждой карточке товара</text:p>
      <text:p text:style-name="P6">- Поисковые запросы на сайте</text:p>
      <text:p text:style-name="P6">- Посещенные нетоварные страницы сайта, например, условия оплаты или доставки, посещение которых непосредственно после карточки товара является индикацией желания купить данный товар </text:p>
      <text:p text:style-name="P5"/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6:28:36.564000000</meta:creation-date>
    <dc:date>2019-10-28T17:15:25.141000000</dc:date>
    <meta:editing-duration>PT15M55S</meta:editing-duration>
    <meta:editing-cycles>3</meta:editing-cycles>
    <meta:generator>LibreOffice/6.1.0.3$Windows_X86_64 LibreOffice_project/efb621ed25068d70781dc026f7e9c5187a4decd1</meta:generator>
    <meta:document-statistic meta:table-count="0" meta:image-count="0" meta:object-count="0" meta:page-count="1" meta:paragraph-count="15" meta:word-count="291" meta:character-count="2263" meta:non-whitespace-character-count="1976"/>
  </office:meta>
</office:document-meta>
</file>